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entonSansBold" svg:font-family="BentonSansBold, Helvetica, Arial, sans-serif"/>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Standard">
      <style:text-properties officeooo:paragraph-rsid="00713c8e"/>
    </style:style>
    <style:style style:name="P3" style:family="paragraph" style:parent-style-name="Text_20_body">
      <style:text-properties officeooo:paragraph-rsid="00713c8e"/>
    </style:style>
    <style:style style:name="P4" style:family="paragraph" style:parent-style-name="Text_20_body">
      <style:text-properties officeooo:rsid="00713c8e" officeooo:paragraph-rsid="0079e657"/>
    </style:style>
    <style:style style:name="P5" style:family="paragraph" style:parent-style-name="Text_20_body">
      <style:text-properties officeooo:rsid="00714dfb" officeooo:paragraph-rsid="00713c8e"/>
    </style:style>
    <style:style style:name="P6" style:family="paragraph" style:parent-style-name="Text_20_body">
      <style:text-properties officeooo:rsid="00714dfb" officeooo:paragraph-rsid="0079e657"/>
    </style:style>
    <style:style style:name="P7" style:family="paragraph" style:parent-style-name="Text_20_body">
      <style:text-properties officeooo:paragraph-rsid="00714dfb"/>
    </style:style>
    <style:style style:name="P8" style:family="paragraph" style:parent-style-name="Text_20_body">
      <style:text-properties officeooo:paragraph-rsid="0072beea"/>
    </style:style>
    <style:style style:name="P9" style:family="paragraph" style:parent-style-name="Text_20_body">
      <style:text-properties officeooo:rsid="0077e733" officeooo:paragraph-rsid="0077e733"/>
    </style:style>
    <style:style style:name="P10" style:family="paragraph" style:parent-style-name="Text_20_body">
      <style:text-properties officeooo:paragraph-rsid="0079e657"/>
    </style:style>
    <style:style style:name="P11" style:family="paragraph" style:parent-style-name="Text_20_body">
      <style:text-properties officeooo:paragraph-rsid="007c872d"/>
    </style:style>
    <style:style style:name="P12" style:family="paragraph" style:parent-style-name="Text_20_body">
      <style:text-properties officeooo:rsid="007c872d" officeooo:paragraph-rsid="007c872d"/>
    </style:style>
    <style:style style:name="P13" style:family="paragraph" style:parent-style-name="Text_20_body">
      <style:text-properties officeooo:paragraph-rsid="007d1497"/>
    </style:style>
    <style:style style:name="P14" style:family="paragraph" style:parent-style-name="Text_20_body">
      <style:text-properties officeooo:paragraph-rsid="007e2585"/>
    </style:style>
    <style:style style:name="P15" style:family="paragraph" style:parent-style-name="Heading_20_1" style:list-style-name=""/>
    <style:style style:name="P16" style:family="paragraph" style:parent-style-name="Heading_20_1" style:list-style-name=""/>
    <style:style style:name="P17" style:family="paragraph" style:parent-style-name="Heading_20_1" style:list-style-name="">
      <style:text-properties officeooo:paragraph-rsid="00a507dc"/>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background-color="#ffff00"/>
    </style:style>
    <style:style style:name="P20" style:family="paragraph" style:parent-style-name="Heading_20_1">
      <style:paragraph-properties fo:break-before="page"/>
      <style:text-properties officeooo:paragraph-rsid="008ea17b"/>
    </style:style>
    <style:style style:name="P21" style:family="paragraph" style:parent-style-name="Heading_20_1">
      <style:text-properties officeooo:paragraph-rsid="00a07982"/>
    </style:style>
    <style:style style:name="P22" style:family="paragraph" style:parent-style-name="Heading_20_1">
      <style:paragraph-properties fo:break-before="page"/>
      <style:text-properties officeooo:paragraph-rsid="00a07982"/>
    </style:style>
    <style:style style:name="P23" style:family="paragraph" style:parent-style-name="Heading_20_1">
      <style:text-properties officeooo:paragraph-rsid="00a507dc"/>
    </style:style>
    <style:style style:name="P24" style:family="paragraph" style:parent-style-name="Heading_20_1">
      <style:paragraph-properties fo:break-before="page"/>
      <style:text-properties officeooo:paragraph-rsid="00a507dc"/>
    </style:style>
    <style:style style:name="P25" style:family="paragraph" style:parent-style-name="Heading_20_1">
      <style:paragraph-properties fo:break-before="page"/>
      <style:text-properties officeooo:paragraph-rsid="00a8ef56"/>
    </style:style>
    <style:style style:name="P26" style:family="paragraph" style:parent-style-name="Heading_20_1">
      <style:text-properties officeooo:paragraph-rsid="00a8ef56"/>
    </style:style>
    <style:style style:name="P27" style:family="paragraph" style:parent-style-name="Standard" style:list-style-name="L16"/>
    <style:style style:name="P28" style:family="paragraph" style:parent-style-name="Standard" style:list-style-name="L16">
      <style:text-properties officeooo:paragraph-rsid="00a9cdc9"/>
    </style:style>
    <style:style style:name="P29" style:family="paragraph" style:parent-style-name="Text_20_body" style:list-style-name="L1">
      <style:text-properties officeooo:paragraph-rsid="00713c8e"/>
    </style:style>
    <style:style style:name="P30" style:family="paragraph" style:parent-style-name="Text_20_body" style:list-style-name="">
      <style:text-properties officeooo:rsid="00714dfb" officeooo:paragraph-rsid="0079e657"/>
    </style:style>
    <style:style style:name="P31" style:family="paragraph" style:parent-style-name="Text_20_body" style:list-style-name="L2"/>
    <style:style style:name="P32" style:family="paragraph" style:parent-style-name="Text_20_body">
      <style:text-properties officeooo:rsid="007e2585" officeooo:paragraph-rsid="007e2585"/>
    </style:style>
    <style:style style:name="P33" style:family="paragraph" style:parent-style-name="Text_20_body" style:list-style-name="L3"/>
    <style:style style:name="P34" style:family="paragraph" style:parent-style-name="Text_20_body" style:list-style-name="L3">
      <style:text-properties officeooo:paragraph-rsid="007e2684"/>
    </style:style>
    <style:style style:name="P35" style:family="paragraph" style:parent-style-name="Text_20_body" style:list-style-name="L4"/>
    <style:style style:name="P36" style:family="paragraph" style:parent-style-name="Text_20_body" style:list-style-name="L6"/>
    <style:style style:name="P37" style:family="paragraph" style:parent-style-name="Text_20_body" style:list-style-name="L6">
      <style:text-properties officeooo:paragraph-rsid="008ea17b"/>
    </style:style>
    <style:style style:name="P38" style:family="paragraph" style:parent-style-name="Text_20_body" style:list-style-name="L7"/>
    <style:style style:name="P39" style:family="paragraph" style:parent-style-name="Text_20_body" style:list-style-name="L7">
      <style:text-properties officeooo:paragraph-rsid="009092d5"/>
    </style:style>
    <style:style style:name="P40" style:family="paragraph" style:parent-style-name="Text_20_body" style:list-style-name="L7">
      <style:text-properties officeooo:paragraph-rsid="0090e568"/>
    </style:style>
    <style:style style:name="P41" style:family="paragraph" style:parent-style-name="Text_20_body" style:list-style-name="L7">
      <style:text-properties officeooo:paragraph-rsid="0099bea0"/>
    </style:style>
    <style:style style:name="P42" style:family="paragraph" style:parent-style-name="Text_20_body" style:list-style-name="L8"/>
    <style:style style:name="P43" style:family="paragraph" style:parent-style-name="Text_20_body" style:list-style-name="L10"/>
    <style:style style:name="P44" style:family="paragraph" style:parent-style-name="Text_20_body" style:list-style-name="L13"/>
    <style:style style:name="P45" style:family="paragraph" style:parent-style-name="Text_20_body" style:list-style-name="L13">
      <style:text-properties officeooo:paragraph-rsid="00a27073"/>
    </style:style>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text-properties officeooo:paragraph-rsid="00803389"/>
    </style:style>
    <style:style style:name="P49" style:family="paragraph" style:parent-style-name="Text_20_body">
      <style:text-properties officeooo:paragraph-rsid="0083b76b"/>
    </style:style>
    <style:style style:name="P50" style:family="paragraph" style:parent-style-name="Text_20_body" style:list-style-name="L17">
      <style:text-properties officeooo:paragraph-rsid="0083b76b"/>
    </style:style>
    <style:style style:name="P51" style:family="paragraph" style:parent-style-name="Text_20_body">
      <style:text-properties officeooo:paragraph-rsid="0085f1ee"/>
    </style:style>
    <style:style style:name="P52" style:family="paragraph" style:parent-style-name="Text_20_body">
      <style:text-properties officeooo:paragraph-rsid="00872a26"/>
    </style:style>
    <style:style style:name="P53" style:family="paragraph" style:parent-style-name="Text_20_body">
      <style:text-properties officeooo:paragraph-rsid="00770732" fo:background-color="transparent"/>
    </style:style>
    <style:style style:name="P54" style:family="paragraph" style:parent-style-name="Text_20_body">
      <style:text-properties officeooo:rsid="00872a26" officeooo:paragraph-rsid="00872a26" fo:background-color="transparent"/>
    </style:style>
    <style:style style:name="P55" style:family="paragraph" style:parent-style-name="Text_20_body">
      <style:text-properties fo:background-color="transparent"/>
    </style:style>
    <style:style style:name="P56" style:family="paragraph" style:parent-style-name="Text_20_body">
      <style:text-properties officeooo:paragraph-rsid="008b73da"/>
    </style:style>
    <style:style style:name="P57" style:family="paragraph" style:parent-style-name="Text_20_body">
      <style:text-properties officeooo:rsid="008ce057" officeooo:paragraph-rsid="008ce057"/>
    </style:style>
    <style:style style:name="P58" style:family="paragraph" style:parent-style-name="Text_20_body" style:list-style-name="L6">
      <style:text-properties officeooo:rsid="008ea17b" officeooo:paragraph-rsid="008ea17b"/>
    </style:style>
    <style:style style:name="P59" style:family="paragraph" style:parent-style-name="Text_20_body">
      <style:text-properties officeooo:rsid="008ea17b" officeooo:paragraph-rsid="008ea17b"/>
    </style:style>
    <style:style style:name="P60" style:family="paragraph" style:parent-style-name="Text_20_body">
      <style:text-properties officeooo:rsid="009092d5" officeooo:paragraph-rsid="009092d5"/>
    </style:style>
    <style:style style:name="P61" style:family="paragraph" style:parent-style-name="Text_20_body">
      <style:text-properties officeooo:rsid="0090e568" officeooo:paragraph-rsid="0090e568"/>
    </style:style>
    <style:style style:name="P62" style:family="paragraph" style:parent-style-name="Text_20_body">
      <style:text-properties officeooo:paragraph-rsid="0093b0c3"/>
    </style:style>
    <style:style style:name="P63" style:family="paragraph" style:parent-style-name="Text_20_body">
      <style:text-properties officeooo:paragraph-rsid="0097cd0c"/>
    </style:style>
    <style:style style:name="P64" style:family="paragraph" style:parent-style-name="Text_20_body">
      <style:text-properties officeooo:rsid="0097cd0c" officeooo:paragraph-rsid="0097cd0c"/>
    </style:style>
    <style:style style:name="P65" style:family="paragraph" style:parent-style-name="Text_20_body">
      <style:text-properties officeooo:paragraph-rsid="0099bea0"/>
    </style:style>
    <style:style style:name="P66" style:family="paragraph" style:parent-style-name="Text_20_body">
      <style:text-properties officeooo:paragraph-rsid="009c875a"/>
    </style:style>
    <style:style style:name="P67" style:family="paragraph" style:parent-style-name="Text_20_body">
      <style:text-properties officeooo:paragraph-rsid="009e2d88"/>
    </style:style>
    <style:style style:name="P68" style:family="paragraph" style:parent-style-name="Text_20_body">
      <style:text-properties officeooo:rsid="009e2d88" officeooo:paragraph-rsid="009e2d88"/>
    </style:style>
    <style:style style:name="P69" style:family="paragraph" style:parent-style-name="Text_20_body">
      <style:text-properties officeooo:paragraph-rsid="009eb043"/>
    </style:style>
    <style:style style:name="P70" style:family="paragraph" style:parent-style-name="Text_20_body">
      <style:text-properties officeooo:rsid="009eb043" officeooo:paragraph-rsid="009eb043"/>
    </style:style>
    <style:style style:name="P71" style:family="paragraph" style:parent-style-name="Text_20_body">
      <style:text-properties officeooo:paragraph-rsid="00a07982"/>
    </style:style>
    <style:style style:name="P72" style:family="paragraph" style:parent-style-name="Text_20_body">
      <style:text-properties officeooo:rsid="00a27073" officeooo:paragraph-rsid="00a27073"/>
    </style:style>
    <style:style style:name="P73" style:family="paragraph" style:parent-style-name="Text_20_body">
      <style:text-properties officeooo:paragraph-rsid="00a3ce85"/>
    </style:style>
    <style:style style:name="P74" style:family="paragraph" style:parent-style-name="Text_20_body">
      <style:text-properties officeooo:rsid="00a3ce85" officeooo:paragraph-rsid="00a3ce85"/>
    </style:style>
    <style:style style:name="P75" style:family="paragraph" style:parent-style-name="Text_20_body" style:list-style-name="L18">
      <style:text-properties officeooo:paragraph-rsid="00a3ce85"/>
    </style:style>
    <style:style style:name="P76" style:family="paragraph" style:parent-style-name="Text_20_body">
      <style:text-properties officeooo:paragraph-rsid="00a5f0b7"/>
    </style:style>
    <style:style style:name="P77" style:family="paragraph" style:parent-style-name="Text_20_body">
      <style:text-properties officeooo:rsid="00a7e811" officeooo:paragraph-rsid="00a7e811"/>
    </style:style>
    <style:style style:name="P78" style:family="paragraph" style:parent-style-name="Text_20_body" style:list-style-name="L19">
      <style:text-properties officeooo:paragraph-rsid="00a8ef56"/>
    </style:style>
    <style:style style:name="P79" style:family="paragraph" style:parent-style-name="Text_20_body">
      <style:text-properties officeooo:paragraph-rsid="00a95dbc"/>
    </style:style>
    <style:style style:name="P80" style:family="paragraph" style:parent-style-name="Text_20_body">
      <style:text-properties officeooo:rsid="00aaf1e9" officeooo:paragraph-rsid="00aaf1e9"/>
    </style:style>
    <style:style style:name="P81" style:family="paragraph" style:parent-style-name="Text_20_body">
      <style:text-properties officeooo:rsid="00acfa74" officeooo:paragraph-rsid="00acfa74"/>
    </style:style>
    <style:style style:name="T1" style:family="text">
      <style:text-properties fo:font-style="italic" style:font-style-asian="italic" style:font-style-complex="italic"/>
    </style:style>
    <style:style style:name="T2" style:family="text">
      <style:text-properties fo:font-style="italic" officeooo:rsid="009c875a"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officeooo:rsid="0093c13a" fo:background-color="transparent" loext:char-shading-value="0" style:font-style-asian="italic" style:font-style-complex="italic"/>
    </style:style>
    <style:style style:name="T5" style:family="text">
      <style:text-properties officeooo:rsid="0070f9c6"/>
    </style:style>
    <style:style style:name="T6" style:family="text">
      <style:text-properties officeooo:rsid="00713c8e"/>
    </style:style>
    <style:style style:name="T7" style:family="text">
      <style:text-properties officeooo:rsid="00714dfb"/>
    </style:style>
    <style:style style:name="T8" style:family="text">
      <style:text-properties officeooo:rsid="0072beea"/>
    </style:style>
    <style:style style:name="T9" style:family="text">
      <style:text-properties officeooo:rsid="0074b0c6"/>
    </style:style>
    <style:style style:name="T10" style:family="text">
      <style:text-properties officeooo:rsid="00760391"/>
    </style:style>
    <style:style style:name="T11" style:family="text">
      <style:text-properties officeooo:rsid="00770732"/>
    </style:style>
    <style:style style:name="T12" style:family="text">
      <style:text-properties officeooo:rsid="0077e733"/>
    </style:style>
    <style:style style:name="T13" style:family="text">
      <style:text-properties officeooo:rsid="0079e657"/>
    </style:style>
    <style:style style:name="T14" style:family="text">
      <style:text-properties officeooo:rsid="007a3097"/>
    </style:style>
    <style:style style:name="T15" style:family="text">
      <style:text-properties officeooo:rsid="007c29d7"/>
    </style:style>
    <style:style style:name="T16" style:family="text">
      <style:text-properties officeooo:rsid="007c872d"/>
    </style:style>
    <style:style style:name="T17" style:family="text">
      <style:text-properties fo:font-weight="bold" style:font-weight-asian="bold" style:font-weight-complex="bold"/>
    </style:style>
    <style:style style:name="T18" style:family="text">
      <style:text-properties fo:font-weight="bold" officeooo:rsid="00713c8e" style:font-weight-asian="bold" style:font-weight-complex="bold"/>
    </style:style>
    <style:style style:name="T19" style:family="text">
      <style:text-properties officeooo:rsid="007e2684"/>
    </style:style>
    <style:style style:name="T20" style:family="text">
      <style:text-properties officeooo:rsid="00803389"/>
    </style:style>
    <style:style style:name="T21" style:family="text">
      <style:text-properties style:text-underline-style="solid" style:text-underline-width="auto" style:text-underline-color="font-color"/>
    </style:style>
    <style:style style:name="T22" style:family="text">
      <style:text-properties officeooo:rsid="0081e456"/>
    </style:style>
    <style:style style:name="T23" style:family="text">
      <style:text-properties officeooo:rsid="0082b4d1"/>
    </style:style>
    <style:style style:name="T24" style:family="text">
      <style:text-properties officeooo:rsid="0083b76b"/>
    </style:style>
    <style:style style:name="T25" style:family="text">
      <style:text-properties officeooo:rsid="00851046"/>
    </style:style>
    <style:style style:name="T26" style:family="text">
      <style:text-properties officeooo:rsid="0085f1ee"/>
    </style:style>
    <style:style style:name="T27" style:family="text">
      <style:text-properties officeooo:rsid="00872a26"/>
    </style:style>
    <style:style style:name="T28" style:family="text">
      <style:text-properties officeooo:rsid="00890958"/>
    </style:style>
    <style:style style:name="T29" style:family="text">
      <style:text-properties officeooo:rsid="00897c9f"/>
    </style:style>
    <style:style style:name="T30" style:family="text">
      <style:text-properties officeooo:rsid="008b73da"/>
    </style:style>
    <style:style style:name="T31" style:family="text">
      <style:text-properties officeooo:rsid="008ce057"/>
    </style:style>
    <style:style style:name="T32" style:family="text">
      <style:text-properties officeooo:rsid="008ea17b"/>
    </style:style>
    <style:style style:name="T33" style:family="text">
      <style:text-properties officeooo:rsid="008f8151"/>
    </style:style>
    <style:style style:name="T34" style:family="text">
      <style:text-properties officeooo:rsid="009092d5"/>
    </style:style>
    <style:style style:name="T35" style:family="text">
      <style:text-properties officeooo:rsid="0090e568"/>
    </style:style>
    <style:style style:name="T36" style:family="text">
      <style:text-properties officeooo:rsid="0091d1a7"/>
    </style:style>
    <style:style style:name="T37" style:family="text">
      <style:text-properties officeooo:rsid="0093b0c3"/>
    </style:style>
    <style:style style:name="T38" style:family="text">
      <style:text-properties officeooo:rsid="0093c13a"/>
    </style:style>
    <style:style style:name="T39" style:family="text">
      <style:text-properties officeooo:rsid="0093c13a" fo:background-color="transparent" loext:char-shading-value="0"/>
    </style:style>
    <style:style style:name="T40" style:family="text">
      <style:text-properties fo:background-color="transparent" loext:char-shading-value="0"/>
    </style:style>
    <style:style style:name="T41" style:family="text">
      <style:text-properties officeooo:rsid="009448c7"/>
    </style:style>
    <style:style style:name="T42" style:family="text">
      <style:text-properties officeooo:rsid="0095d066"/>
    </style:style>
    <style:style style:name="T43" style:family="text">
      <style:text-properties officeooo:rsid="009676f9"/>
    </style:style>
    <style:style style:name="T44" style:family="text">
      <style:text-properties officeooo:rsid="0097cd0c"/>
    </style:style>
    <style:style style:name="T45" style:family="text">
      <style:text-properties officeooo:rsid="0099bea0"/>
    </style:style>
    <style:style style:name="T46" style:family="text">
      <style:text-properties officeooo:rsid="009b5569"/>
    </style:style>
    <style:style style:name="T47" style:family="text">
      <style:text-properties officeooo:rsid="009c875a"/>
    </style:style>
    <style:style style:name="T48" style:family="text">
      <style:text-properties fo:font-style="normal" style:font-style-asian="normal" style:font-style-complex="normal"/>
    </style:style>
    <style:style style:name="T49" style:family="text">
      <style:text-properties fo:font-style="normal" officeooo:rsid="009c875a" style:font-style-asian="normal" style:font-style-complex="normal"/>
    </style:style>
    <style:style style:name="T50" style:family="text">
      <style:text-properties fo:font-style="normal" officeooo:rsid="00a8ef56" style:font-style-asian="normal" style:font-style-complex="normal"/>
    </style:style>
    <style:style style:name="T51" style:family="text">
      <style:text-properties officeooo:rsid="009e2d88"/>
    </style:style>
    <style:style style:name="T52" style:family="text">
      <style:text-properties officeooo:rsid="009e443e"/>
    </style:style>
    <style:style style:name="T53" style:family="text">
      <style:text-properties officeooo:rsid="009e8a6d"/>
    </style:style>
    <style:style style:name="T54" style:family="text">
      <style:text-properties officeooo:rsid="009ea339"/>
    </style:style>
    <style:style style:name="T55" style:family="text">
      <style:text-properties officeooo:rsid="009eb043"/>
    </style:style>
    <style:style style:name="T56" style:family="text">
      <style:text-properties officeooo:rsid="00a07982"/>
    </style:style>
    <style:style style:name="T57" style:family="text">
      <style:text-properties officeooo:rsid="00a27073"/>
    </style:style>
    <style:style style:name="T58" style:family="text">
      <style:text-properties officeooo:rsid="00a2d6f6"/>
    </style:style>
    <style:style style:name="T59" style:family="text">
      <style:text-properties officeooo:rsid="00a3ce85"/>
    </style:style>
    <style:style style:name="T60" style:family="text">
      <style:text-properties officeooo:rsid="00a507dc"/>
    </style:style>
    <style:style style:name="T61" style:family="text">
      <style:text-properties officeooo:rsid="00a5f0b7"/>
    </style:style>
    <style:style style:name="T62" style:family="text">
      <style:text-properties officeooo:rsid="00a7e811"/>
    </style:style>
    <style:style style:name="T63" style:family="text">
      <style:text-properties officeooo:rsid="00a8ef56"/>
    </style:style>
    <style:style style:name="T64" style:family="text">
      <style:text-properties officeooo:rsid="00a95dbc"/>
    </style:style>
    <style:style style:name="T65" style:family="text">
      <style:text-properties officeooo:rsid="00a9cdc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425in" fo:text-indent="-0.25in" fo:margin-left="0.24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irteen Ways of Looking at “Re-” in Victorian Poetry</text:p>
      <text:p text:style-name="Subtitle">Script</text:p>
      <text:p text:style-name="Standard"/>
      <text:h text:style-name="Heading_20_1" text:outline-level="1">Slide 1 (Title)</text:h>
      <text:p text:style-name="P3">Hi, </text:p>
      <text:p text:style-name="P3">Thank / Welcome</text:p>
      <text:p text:style-name="P3">I’m Adam Mazel</text:p>
      <text:p text:style-name="Text_20_body">Digital Publishing Librarian</text:p>
      <text:p text:style-name="Text_20_body">IU</text:p>
      <text:p text:style-name="Text_20_body"/>
      <text:p text:style-name="Text_20_body"><text:span text:style-name="T6">So, </text:span><text:span text:style-name="T18">m</text:span><text:span text:style-name="T17">y </text:span><text:span text:style-name="T18">title and topic </text:span><text:span text:style-name="T17">differ from what was advertised</text:span> <text:span text:style-name="T6">because both</text:span> have changed <text:span text:style-name="T15">over the course of creating it</text:span>. </text:p>
      <text:p text:style-name="Text_20_body">I believe the advertisement notes that my title is, “The “-Re-” of Victorian Poetry” and mentions that I’ll be overviewing a database of Victorian rhyming dictionaries.</text:p>
      <text:p text:style-name="Text_20_body"><text:span text:style-name="T20">But m</text:span>y presentation is <text:span text:style-name="T12">now</text:span> entitled _________</text:p>
      <text:p text:style-name="P9">And I won’t be discussing a DB of rhyming dictionaries. </text:p>
      <text:p text:style-name="Text_20_body"/>
      <text:p text:style-name="P48"><text:span text:style-name="T12">Instead, </text:span>I’ll overview trends in how the prefix “Re-” is used in the poetry of four Victorian poets—<text:span text:style-name="T34">the </text:span><text:span text:style-name="T35">two </text:span><text:span text:style-name="T34">poets known as </text:span>Michael Field <text:span text:style-name="T35">(Katherine Bradly and Edith Cooper, who co-wrote under that single male pseudonym)</text:span>, Thomas Hardy, <text:s/>D<text:span text:style-name="T7">ante </text:span>G<text:span text:style-name="T7">abriel</text:span> Rossetti, and A<text:span text:style-name="T7">lgernon </text:span>C<text:span text:style-name="T7">harles</text:span> Swinburne—trends that I uncovered through <text:span text:style-name="T17">text mining</text:span>. </text:p>
      <text:p text:style-name="P2"><text:span text:style-name="T6">Specifically, </text:span><text:span text:style-name="T20">I</text:span>’ll <text:span text:style-name="T20">discuss</text:span>:</text:p>
      <text:list xml:id="list3285136603" text:style-name="L1">
        <text:list-item>
          <text:p text:style-name="P29">Who uses the “Re-” prefix the most / least?</text:p>
        </text:list-item>
        <text:list-item>
          <text:p text:style-name="P29">Which words that start with the “re-” prefix are most frequent in each poet’s poetry?</text:p>
        </text:list-item>
        <text:list-item>
          <text:p text:style-name="P29">Which words tend to appear near “re-” prefixed words in each poet’s poetry?</text:p>
        </text:list-item>
        <text:list-item>
          <text:p text:style-name="P29">When were “re-” prefixed words used more / less frequently in each poet’s poetry?</text:p>
        </text:list-item>
        <text:list-item>
          <text:p text:style-name="P29">Whether “re-” words are used positively / negatively?</text:p>
        </text:list-item>
      </text:list>
      <text:p text:style-name="P3"/>
      <text:p text:style-name="P5"/>
      <text:h text:style-name="P15" text:outline-level="1"/>
      <text:h text:style-name="P18" text:outline-level="1">Slide 2 (Why <text:span text:style-name="T21">“Re-</text:span>” in VP? )</text:h>
      <text:p text:style-name="P7"><text:span text:style-name="T7">So why am I text mining</text:span> the prefix “re-” in Victorian poetry?</text:p>
      <text:p text:style-name="P7">I’ll tell you how this presentation came about.</text:p>
      <text:p text:style-name="P10"><text:span text:style-name="T7">I have a </text:span>PhD in English <text:span text:style-name="T7">literature</text:span>—specifically, Victorian poetry—from the University of Michigan <text:span text:style-name="T7">(</text:span>2014<text:span text:style-name="T7">)</text:span>. <text:span text:style-name="T7">This winter,</text:span> one of my dissertation committee members, <text:span text:style-name="T7">Adela Pinch,</text:span> invite<text:span text:style-name="T5">d</text:span> me to <text:span text:style-name="T5">join</text:span> her <text:s/>panel at<text:span text:style-name="T6"> the North American Victorian Studies Association </text:span><text:span text:style-name="T7">(NAVSA) </text:span><text:span text:style-name="T6">2023 Conference, </text:span><text:span text:style-name="T13">which is taking place this weekend here at IU</text:span>. </text:p>
      <text:p text:style-name="Text_20_body">The theme of the <text:span text:style-name="T13">2023</text:span> <text:span text:style-name="T8">NAVSA </text:span><text:span text:style-name="T13">C</text:span>onference is “Revision, Return, and Reform” in the Victorian era. But rather than focus on one of these terms in Victorian poetry, or, less intuitively, on “vision” or “form” in Victorian poetry, this panel proposed to focus on the “-re-” that recurs in the theme: they’re interested in exploring whether this seemingly insignificant letter pairing is in fact significant in Victorian poetry. </text:p>
      <text:p text:style-name="P8">My former professor asked me to a<text:span text:style-name="T20">nalyze</text:span> “-re-” using digital humanities methods, since I <text:span text:style-name="T20">have </text:span><text:span text:style-name="T23">entry-level</text:span> skills in th<text:span text:style-name="T20">at</text:span> area. <text:span text:style-name="T15">And</text:span> <text:span text:style-name="T8">I agreed. </text:span><text:span text:style-name="T20">So that’s why I’m analyzing “-re-” in Victorian poetry using DH methods.</text:span></text:p>
      <text:p text:style-name="Text_20_body"/>
      <text:p text:style-name="P4"><text:span text:style-name="T13">The reason that I’m</text:span> <text:span text:style-name="T7">presenting this as part of IDAH’s Wednesday Noon Digital Scholarship Series</text:span> is to test drive <text:span text:style-name="T13">my NAVSA</text:span> presentation.</text:p>
      <text:p text:style-name="P6">So I welcome not only questions but also feedback on how to improve my presentation between now and then.</text:p>
      <text:p text:style-name="P6"><text:span text:style-name="T20">But</text:span><text:span text:style-name="T13"> because it is meant for scholars of Victorian literature,</text:span> this presentation may assume knowledge of Victorian poetry <text:span text:style-name="T13">that only insiders have</text:span>.</text:p>
      <text:h text:style-name="P30" text:outline-level="1"/>
      <text:h text:style-name="P18" text:outline-level="1">Slide <text:span text:style-name="T9">3</text:span> (Methodology) </text:h>
      <text:p text:style-name="Text_20_body">So <text:span text:style-name="T20">of all the DH methods that are out there, </text:span>why did I decide to use text mining to analyze <text:span text:style-name="T9">the prefix “</text:span>re-”? </text:p>
      <text:p text:style-name="Text_20_body">Well, text mining and small, seemingly insignificant features of texts, like prefixes such as “re-,” go hand in hand. That’s because trivial details can be hard to notice with one’s eye—but they’re easy to notice and track via a computer.</text:p>
      <text:p text:style-name="P1"><text:span text:style-name="T40">Indeed, the interplay of this question (analyzing “-re-”) and this method (text mining) <text:s/>play with the focus of one’s analytic lens. That’s because they oscillate between</text:span><text:span text:style-name="T39"> “</text:span><text:span text:style-name="T4">extremely </text:span><text:span text:style-name="T40">close reading”--extreme close ups on an aspect of language (a prefix) that is microscopic and seemingly trivial</text:span> / <text:span text:style-name="T38">not meaningful but nonetheless means</text:span><text:span text:style-name="T40">—and “distant reading”--methods concerned with larger data and broader trends that are macroscopic.</text:span></text:p>
      <text:p text:style-name="Text_20_body">My hope is that this interplay of the zoomed in and zoomed out will reveal trends in language use that </text:p>
      <text:list xml:id="list3921366387" text:style-name="L2">
        <text:list-item>
          <text:p text:style-name="P31">show how tiny features of a text <text:span text:style-name="T28">are meaningful, either in their own right, or by </text:span>contribut<text:span text:style-name="T28">ing</text:span> to larger themes </text:p>
        </text:list-item>
        <text:list-item>
          <text:p text:style-name="P31">illuminate seemingly trivial but <text:span text:style-name="T9">in fact</text:span> significant aspects of poetic style that would otherwise go unnoticed.</text:p>
        </text:list-item>
      </text:list>
      <text:h text:style-name="Heading_20_1" text:outline-level="1"/>
      <text:h text:style-name="P15" text:outline-level="1"/>
      <text:h text:style-name="P18" text:outline-level="1">Slide <text:span text:style-name="T9">4</text:span> (Methodology)</text:h>
      <text:p text:style-name="Text_20_body">So that’s why I’m text mining. Now, I want to briefly mention <text:span text:style-name="T3">how</text:span><text:span text:style-name="T17"> I’m text mining</text:span>. </text:p>
      <text:p text:style-name="Text_20_body">So my computational text analyses are conducted via Python, <text:span text:style-name="T22">which is a programming language that is often used for natural language processing. And my</text:span><text:span text:style-name="T10"> </text:span><text:span text:style-name="T27">tool</text:span><text:span text:style-name="T10"> for natural language processing </text:span><text:span text:style-name="T27">in the Python environment</text:span><text:span text:style-name="T10"> </text:span><text:span text:style-name="T22">is</text:span><text:span text:style-name="T10"> </text:span><text:span text:style-name="T27">a library called </text:span><text:span text:style-name="T10">the Natural Language Tool Kit (NLTK).</text:span></text:p>
      <text:p text:style-name="P53"><text:span text:style-name="T11">My approach is </text:span><text:span text:style-name="T13">what is called </text:span><text:span text:style-name="T11">“Exploratory Data Analysis,” which </text:span><text:span text:style-name="T13">I</text:span><text:span text:style-name="T11"> define as the use of visualizations </text:span><text:span text:style-name="T13">t</text:span><text:span text:style-name="T11">o discover trends </text:span><text:span text:style-name="T13">in data </text:span><text:span text:style-name="T22">that</text:span><text:span text:style-name="T11"> generate questions and basic insights. </text:span><text:span text:style-name="T13">In other words,</text:span><text:span text:style-name="T11"> this</text:span> research is early stage. S<text:span text:style-name="T10">o I’ll be s</text:span>har<text:span text:style-name="T10">ing</text:span> observations, rather than <text:span text:style-name="T10">in-depth </text:span>arguments.</text:p>
      <text:p text:style-name="P55"><text:span text:style-name="T10">Likewise, the text mining methods I use here</text:span> <text:span text:style-name="T10">are </text:span>count-based, rather than machine / deep learnin<text:span text:style-name="T11">g. T</text:span><text:span text:style-name="T10">hat’s because count-based methods are </text:span><text:span text:style-name="T13">more </text:span>apt for tracing features (such as “re-”); <text:span text:style-name="T13">they’re also more apt for</text:span><text:span text:style-name="T10"> </text:span>early stage research <text:span text:style-name="T13">and for </text:span>smaller data, <text:span text:style-name="T13">which mine is.</text:span></text:p>
      <text:p text:style-name="P54">Also, my skills with python are beginner level, so that’s another reason why my analyses are not very high powered.</text:p>
      <text:h text:style-name="Heading_20_1" text:outline-level="1" text:is-list-header="true"/>
      <text:h text:style-name="P18" text:outline-level="1">Slide <text:span text:style-name="T11">5 </text:span><text:span text:style-name="T15">Who: Which Poets / Poetry?</text:span></text:h>
      <text:p text:style-name="P52">So <text:span text:style-name="T15">now I want to briefly explain why I chose to analyze the poetry of these four poets--DG Rossetti, AC Swinburne, Michael Field, and Thomas Hardy—</text:span><text:span text:style-name="T27">and clarify my dataset: that is to say make plain</text:span><text:span text:style-name="T15"> what poetry </text:span><text:span text:style-name="T27">is being</text:span><text:span text:style-name="T14"> analyz</text:span><text:span text:style-name="T27">ed</text:span><text:span text:style-name="T15">.</text:span></text:p>
      <text:p text:style-name="P49">I chose <text:span text:style-name="T15">Rossetti, Field, and Hardy because they are </text:span><text:span text:style-name="T24">the poets</text:span><text:span text:style-name="T15"> </text:span><text:span text:style-name="T24">that </text:span><text:span text:style-name="T15">my co-panelists are analyzing </text:span><text:span text:style-name="T16">with</text:span><text:span text:style-name="T15"> close reading. So </text:span><text:span text:style-name="T16">I thought I would complement my colleagues’ close reading by</text:span> <text:span text:style-name="T27">employing</text:span> distant reading <text:span text:style-name="T27">to offer a different, broader perspective on the same material</text:span><text:span text:style-name="T16">.</text:span></text:p>
      <text:p text:style-name="P11">And I chose Swinburne because, <text:span text:style-name="T16">to be honest, I’m not very familiar with these three poets, but I’m more familiar with him.</text:span></text:p>
      <text:p text:style-name="Text_20_body">And <text:span text:style-name="T16">frankly </text:span>I chose <text:span text:style-name="T27">all of </text:span>them because their poetry is easily available in machine-readable format and relatively clean.</text:p>
      <text:p text:style-name="Text_20_body"/>
      <text:p text:style-name="Text_20_body">Here are the corpora that I analyzed:</text:p>
      <text:p text:style-name="Text_20_body">….</text:p>
      <text:p text:style-name="P49">In sum, <text:span text:style-name="T15">my data is </text:span><text:span text:style-name="T17">all their books of poetry</text:span> </text:p>
      <text:list xml:id="list3140817232" text:style-name="L17">
        <text:list-item>
          <text:p text:style-name="P50">except verse dramas, excluded because I deemed it a separate genre</text:p>
        </text:list-item>
        <text:list-item>
          <text:p text:style-name="P50">and except Hardy’s <text:span text:style-name="T1">Winter Words </text:span>(1928), which is under copyright and thus not easily accessible in machine-readable format.</text:p>
          <text:p text:style-name="P50"/>
        </text:list-item>
      </text:list>
      <text:p text:style-name="P12">And here’s where the data came from:</text:p>
      <text:h text:style-name="P15" text:outline-level="1"/>
      <text:h text:style-name="P18" text:outline-level="1">Slide <text:span text:style-name="T16">6 Data Cleaning</text:span></text:h>
      <text:p text:style-name="P51"><text:span text:style-name="T24">This data needed to be cleaned—that is to say, removed of extraneous material </text:span><text:span text:style-name="T25">or “noise”,</text:span><text:span text:style-name="T24"> such as </text:span><text:span text:style-name="T26">corrupt or unusual characters</text:span><text:span text:style-name="T24"> publication information, such as Boilerplate, Title Pages, Tables of Contents, Advertisements, Endorsements, Headers + Footers (most), </text:span><text:span text:style-name="T26">all of </text:span><text:span text:style-name="T25">which gunks up analysis, </text:span><text:span text:style-name="T26"><text:s/></text:span></text:p>
      <text:p text:style-name="P49">In terms of data pre-processing and data cleaning, I removed most of the noise from these text files.</text:p>
      <text:p text:style-name="Text_20_body">But some noise remains, such as OCR errors, headers + footers, introductions / conclusions, dedications, etc.</text:p>
      <text:p text:style-name="Text_20_body">However, I believe that noise does not hinder the analyses.</text:p>
      <text:p text:style-name="Text_20_body"/>
      <text:h text:style-name="P15" text:outline-level="1"/>
      <text:h text:style-name="P19" text:outline-level="1">Slide 6 <text:span text:style-name="T19">(Who Uses Re- the Most/Least?)</text:span></text:h>
      <text:p text:style-name="P13">So that is the preliminary info. Now, let’s get into the analyses.</text:p>
      <text:p text:style-name="P32">Let’s start with <text:span text:style-name="T26">the most</text:span> basic <text:span text:style-name="T26">question</text:span>: Who of these four poets uses the “re-” prefix the most / least? </text:p>
      <text:p text:style-name="P14"><text:span text:style-name="T19">Or, more precisely, </text:span><text:span text:style-name="T26">W</text:span>hat percent<text:span text:style-name="T19"> </text:span>of each poet’s corpus is composed of words that start with the prefix “re-”? </text:p>
      <text:p text:style-name="P51"><text:span text:style-name="T19">I </text:span><text:span text:style-name="T26">decided to </text:span><text:span text:style-name="T19">calculate frequency as percentage </text:span><text:span text:style-name="T26">in order </text:span><text:span text:style-name="T19">to </text:span><text:span text:style-name="T26">m</text:span><text:span text:style-name="T19">ake the comparison more accurate. </text:span>Otherwise, frequency may be determined by corpus siz<text:span text:style-name="T26">e, as a larger corpus may produce a higher raw count, but not necessarily indicate a more frequent use</text:span>.</text:p>
      <text:p text:style-name="Text_20_body"/>
      <text:p text:style-name="Text_20_body"><text:span text:style-name="T26">So to do</text:span> this, </text:p>
      <text:list xml:id="list1348438803" text:style-name="L3">
        <text:list-item>
          <text:p text:style-name="P33">I took each poet’s corpus</text:p>
        </text:list-item>
        <text:list-item>
          <text:p text:style-name="P33">Counted how many words in <text:span text:style-name="T19">it </text:span>start with <text:span text:style-name="T19">the </text:span>“re-” prefix </text:p>
        </text:list-item>
        <text:list-item>
          <text:p text:style-name="P34">Divided the # of “re-” words by the total # of words in the <text:span text:style-name="T19">poet’s</text:span> corpus</text:p>
        </text:list-item>
        <text:list-item>
          <text:p text:style-name="P34">Visualized the percentages in a bar chart</text:p>
        </text:list-item>
      </text:list>
      <text:p text:style-name="Text_20_body">[code]</text:p>
      <text:h text:style-name="P15" text:outline-level="1"/>
      <text:h text:style-name="P19" text:outline-level="1">Slide <text:span text:style-name="T19">8 (Results)</text:span></text:h>
      <text:p text:style-name="Text_20_body">Results: </text:p>
      <text:list xml:id="list1806313441" text:style-name="L4">
        <text:list-item>
          <text:p text:style-name="P35">Of the four, Hardy uses the “re-” prefix the most (four times more than Swinburne); </text:p>
        </text:list-item>
        <text:list-item>
          <text:p text:style-name="P35">Rossetti uses it the least—indeed, he almost never uses it</text:p>
        </text:list-item>
      </text:list>
      <text:h text:style-name="P15" text:outline-level="1"/>
      <text:h text:style-name="P18" text:outline-level="1">Slide 9 <text:span text:style-name="T32">(Which Re- Words are Used and How Often?)</text:span></text:h>
      <text:p text:style-name="Text_20_body">So, now that we know who uses re- prefix most / least, let’s <text:span text:style-name="T29">examine</text:span> which “re-” <text:span text:style-name="T30">prefixed </text:span>words each poet uses and how often.</text:p>
      <text:p text:style-name="P56"><text:span text:style-name="T30">This can tell us </text:span>which re- words are significan<text:span text:style-name="T30">t, which can in turn </text:span>hint at <text:span text:style-name="T30">larger </text:span>themes</text:p>
      <text:p text:style-name="P56"><text:span text:style-name="T30">It can also tell us w</text:span>hether the poet’s “re-” vocabulary is narrow—<text:span text:style-name="T30">for example, that the poet</text:span> uses one re- word many times—or whether their “re-” vocabulary is broad—e.g. uses many re- words one time; <text:span text:style-name="T30">this can in turn </text:span>reveal micro-aspect of <text:span text:style-name="T30">the poet’s </text:span>style.</text:p>
      <text:p text:style-name="Text_20_body"/>
      <text:h text:style-name="P15" text:outline-level="1"/>
      <text:h text:style-name="P20" text:outline-level="1">Slide 10 <text:span text:style-name="T32">(Which Re- Words are Used and How Often?)</text:span></text:h>
      <text:p text:style-name="Text_20_body">To do this, we’re going to have Python count all the words that start with "re-" in each poet's corpus </text:p>
      <text:p text:style-name="Text_20_body">[code]</text:p>
      <text:p text:style-name="P57">To do so,</text:p>
      <text:list xml:id="list3915876042" text:style-name="L6">
        <text:list-item>
          <text:p text:style-name="P36"><text:span text:style-name="T31">First, I ha</text:span>ve <text:span text:style-name="T31">Python</text:span> ID all <text:span text:style-name="T31">the </text:span>words that start with “re-”</text:p>
        </text:list-item>
        <text:list-item>
          <text:p text:style-name="P37"><text:span text:style-name="T31">Then, I apply a </text:span>technique called “Stemming.” <text:span text:style-name="T31">This removes each of those “re-” word’s </text:span>inflected endings so that different versions of a word are treated as the same word. <text:span text:style-name="T32">This facilitates finding trends in concepts so that frequently referenced concepts and themes don’t get hidden because their counts are dispersed across their various forms. </text:span><text:span text:style-name="T31">For example, </text:span><text:span text:style-name="T32">rather than return, </text:span><text:span text:style-name="T31">“</text:span>re-enter: <text:span text:style-name="T31">1</text:span>”, “re-entering: <text:span text:style-name="T31">1</text:span>” <text:span text:style-name="T31">and “</text:span>re-entered: <text:span text:style-name="T31">1</text:span>”, <text:span text:style-name="T32">stemming returns,</text:span><text:span text:style-name="T31"> “</text:span>re-ent<text:span text:style-name="T31">er / re-ent: 3”, </text:span><text:span text:style-name="T32">which enables </text:span><text:span text:style-name="T33">a more accurate sense of the poet’s interest in this concept.</text:span></text:p>
          <text:list>
            <text:list-item>
              <text:p text:style-name="P58">The problem with stemming, however, is obvious in the above example: it often stems too much of the word, which can make the root word illegible! There is an alternative, called lemmitization, which is a more linguisitically informed process that therefore often produces more accurate and linguistically valid results. But unfortunately it does not work well on words prefixed with “re-.” So for better and worse, I chose to Stem. </text:p>
            </text:list-item>
          </text:list>
        </text:list-item>
        <text:list-item>
          <text:p text:style-name="P36"><text:span text:style-name="T32">Lastly, I v</text:span>isualize<text:span text:style-name="T32">d the</text:span> word-stem and counts in a bar chart, <text:span text:style-name="T32">which we can see here</text:span></text:p>
        </text:list-item>
      </text:list>
      <text:h text:style-name="P15" text:outline-level="1"/>
      <text:h text:style-name="P18" text:outline-level="1">Slide 11 <text:span text:style-name="T32">(Re- Frequency Results)</text:span></text:h>
      <text:p text:style-name="P59">[Walk through results:]</text:p>
      <text:p text:style-name="P60">So we can see that:</text:p>
      <text:list xml:id="list1061006876" text:style-name="L7">
        <text:list-item>
          <text:p text:style-name="P38">Swinburne <text:span text:style-name="T34">uses only three re-prefixed words, and of those three, he uses</text:span> “re-risen” 12 <text:span text:style-name="T34">times, implying that it may be a </text:span>keyword </text:p>
        </text:list-item>
        <text:list-item>
          <text:p text:style-name="P39">Hardy, <text:span text:style-name="T34">on the other hand, uses many more re-prefixed words, but each has low frequency: the one with the highest frequency--</text:span>“re-enact” <text:span text:style-name="T34">he uses only </text:span>4 <text:span text:style-name="T34">times. Indeed, the trend for Hardy is the </text:span>breath of <text:span text:style-name="T34">his </text:span>“re-” vocabulary, rather than <text:span text:style-name="T34">its </text:span>depth</text:p>
        </text:list-item>
        <text:list-item>
          <text:p text:style-name="P41"><text:span text:style-name="T34">Like Hardy, Michael </text:span>Field <text:span text:style-name="T34">use a number of re-prefixed words, but unlike Hardy and Swinburne, they </text:span>use “re-” words only once—<text:span text:style-name="T35">indeed, they </text:span>never repeat a “re-” word. </text:p>
          <text:list>
            <text:list-item>
              <text:p text:style-name="P41"><text:span text:style-name="T45">That said, Field use a “re-” prefixed word that Hardy also </text:span><text:span text:style-name="T46">uses--“re-illume”--which I’ll discuss later. </text:span></text:p>
            </text:list-item>
          </text:list>
        </text:list-item>
        <text:list-item>
          <text:p text:style-name="P40"><text:span text:style-name="T35">And lastly, DG </text:span>Rossetti, <text:span text:style-name="T35">in all of his verse,</text:span> uses only one “re-” <text:span text:style-name="T35">prefixed</text:span> word--“re-born”-- <text:span text:style-name="T35">and does so only one time.</text:span></text:p>
        </text:list-item>
      </text:list>
      <text:h text:style-name="P15" text:outline-level="1"/>
      <text:h text:style-name="P18" text:outline-level="1">Slide 12 <text:span text:style-name="T35">(</text:span>Chart<text:span text:style-name="T35">)</text:span></text:h>
      <text:p text:style-name="Text_20_body"><text:span text:style-name="T35">My</text:span> first observation is visualized in this chart, <text:span text:style-name="T35">which categorizes these poets by the breadth and depth of their use of “re-” prefixed words</text:span>: </text:p>
      <text:list xml:id="list1138694863" text:style-name="L8">
        <text:list-item>
          <text:p text:style-name="P42">Swinburne, <text:span text:style-name="T35">for example,</text:span> has a small vocabulary of re- words (only three), but uses one of them very often</text:p>
        </text:list-item>
        <text:list-item>
          <text:p text:style-name="P42">Field and Hardy, on the other hand, use a much wider array of re- words (Hardy: 15; Field: eight) but rarely repeat them</text:p>
        </text:list-item>
        <text:list-item>
          <text:p text:style-name="P42">And Rossetti has both a small vocabulary of “re-” words and a low frequency: using one re- word only once</text:p>
        </text:list-item>
      </text:list>
      <text:p text:style-name="P61">This perhaps reveals a micro-aspect of these poet’s styles: how <text:span text:style-name="T36">they use</text:span> the “re-” prefix <text:span text:style-name="T36">is a barely noticeable trait of their poetry, one that</text:span> distinguishes <text:span text:style-name="T36">some and unites others.</text:span></text:p>
      <text:h text:style-name="P15" text:outline-level="1"/>
      <text:h text:style-name="P18" text:outline-level="1">Slide 13 <text:span text:style-name="T36">(Swinburne: Re-Risen)</text:span></text:h>
      <text:p text:style-name="P62"><text:span text:style-name="T37">So I now want to dive deeper into these results, </text:span><text:span text:style-name="T43">starting with Swinburne and “re-risen</text:span><text:span text:style-name="T37">.”</text:span></text:p>
      <text:p text:style-name="P62"><text:span text:style-name="T41">As we’ve seen, </text:span>Swinburne <text:span text:style-name="T41">uses </text:span>“re-risen” <text:span text:style-name="T41">twelve times. That means that “re-risen” comprises</text:span> 80% of Swinburne’s “re-” <text:span text:style-name="T42">prefixed w</text:span>ords. <text:span text:style-name="T42">In other words, w</text:span>hen Swinburne uses <text:span text:style-name="T42">the prefix </text:span>“re-”, it almost always precedes “risen”: <text:span text:style-name="T42">the two terms are co-occuring—they accompany each other—the former seemingly determining the appearance of the latter.</text:span></text:p>
      <text:p text:style-name="Text_20_body">So why does Swinburne use “re-” with “risen”?</text:p>
      <text:list xml:id="list2519782289" text:style-name="L10">
        <text:list-item>
          <text:p text:style-name="P43">In terms of form, “<text:span text:style-name="T42">re-” + “risen”</text:span> creates alliteration--the “re-” prefix echoes with the “ri-” <text:span text:style-name="T42">(rih)</text:span> of “risen”--so it is apt for and furthers Swinburne’s stylistic interest in sonic repetition.</text:p>
        </text:list-item>
        <text:list-item>
          <text:p text:style-name="P43">And regarding content, it points to <text:span text:style-name="T42">an</text:span> interest in resurrection</text:p>
        </text:list-item>
      </text:list>
      <text:h text:style-name="P15" text:outline-level="1"/>
      <text:h text:style-name="P18" text:outline-level="1">Slide 14 <text:span text:style-name="T43">(Rossetti: Re-Born)</text:span></text:h>
      <text:p text:style-name="P63"><text:span text:style-name="T44">So now let’s turn to </text:span>DG Rossetti’s “re-born.”</text:p>
      <text:p text:style-name="P63"><text:span text:style-name="T44">As mentioned, “re-born” is Rossetti’s</text:span> only re- prefixed word, <text:span text:style-name="T44">and it</text:span> itself appears only once: <text:span text:style-name="T44">the only place that Rossetti uses a re- prefixed word is </text:span>in his 1879 sonnet, “Ardour &amp; Memory” from the <text:span text:style-name="T1">House of Life. </text:span>This <text:span text:style-name="T44">make</text:span>s <text:span text:style-name="T44">Rossetti’s “re-born” </text:span>what is called a <text:span text:style-name="T1">hapax legomenon</text:span>: or word used only once by an author in their writing</text:p>
      <text:p text:style-name="Text_20_body">What’s curious, however, is that while Rossetti <text:span text:style-name="T44">almost never</text:span> uses the “re-” prefix <text:span text:style-name="T44">in his poetry</text:span>, he <text:span text:style-name="T44">conversely</text:span> often uses hyphenated prefixes and hyphenated words <text:span text:style-name="T44">in his verse</text:span>, such as “a-heap” and “cukoo-throb.”</text:p>
      <text:p text:style-name="P65">And he almost never uses “re-born” <text:span text:style-name="T45">(or the unhyphenated “reborn”, “rebirth”, etc.)</text:span> like he almost never references “resurrection,” <text:span text:style-name="T44">as the root appears only once </text:span><text:span text:style-name="T45">in his poetry. But </text:span>he often uses “born” and “birth” <text:span text:style-name="T44">in his poetry</text:span>, both of which appear nearly 50 times. </text:p>
      <text:p text:style-name="P64">So what does Rossetti have against the “re-” prefix generally and “re-birth” specifically? </text:p>
      <text:p text:style-name="P65"><text:span text:style-name="T44">Well, it may suggest </text:span><text:span text:style-name="T45">an aspect of DG Rossetti’ style: </text:span><text:span text:style-name="T44">that </text:span><text:span text:style-name="T45">he</text:span><text:span text:style-name="T44"> may have frown upon signifying repetition literally—i.e. via the “re-” prefix—rather than performatively (e.g. through actual repetition or rhyme), </text:span><text:span text:style-name="T45">the former perhaps being too easy</text:span><text:span text:style-name="T44">.</text:span></text:p>
      <text:p text:style-name="P65"><text:span text:style-name="T45">I</text:span><text:span text:style-name="T44">t may also suggest that </text:span><text:span text:style-name="T45">Rossetti was </text:span>more interested in <text:span text:style-name="T45">physical </text:span>birth than <text:span text:style-name="T45">spiritual </text:span>re-birth, <text:span text:style-name="T45">which perhaps gives insight to his thematics. </text:span></text:p>
      <text:h text:style-name="P15" text:outline-level="1"/>
      <text:h text:style-name="P18" text:outline-level="1">Slide 15 <text:span text:style-name="T46">(Field’s and Hardy’s </text:span>“<text:span text:style-name="T46">Re-Illume”)</text:span></text:h>
      <text:p text:style-name="P67"><text:span text:style-name="T46">As mentioned earlier, both Michael Field and Thomas Hardy use the “re-”prefixed word, “re-illume” in their poetry. This word stood out to me because, on the one hand, it is a </text:span><text:span text:style-name="T47">very </text:span><text:span text:style-name="T46">rare and unfamiliar term. Indeed, according to the OED, “re-illume” is among the least frequently used words, occurring fewer than 0.001 times per million words in modern written English (1500-2010). Yet this “extremely rare [word] unlikely ever to appear in modern text” appears in two of my four poet’s poetry </text:span><text:span text:style-name="T47">and three of their poems: Michael Field’s </text:span><text:span text:style-name="T2">Whym Chow: Flame of Lov</text:span><text:span text:style-name="T49">e, written in 1906 but published in 1914,</text:span><text:span text:style-name="T47"> </text:span><text:span text:style-name="T51">and</text:span><text:span text:style-name="T47"> Hardy’s “Two Rosalinds” </text:span><text:span text:style-name="T51">of</text:span><text:span text:style-name="T47"> 1909 and “For Life I had never cared greatly” </text:span><text:span text:style-name="T51">of 1</text:span><text:span text:style-name="T47">917. </text:span></text:p>
      <text:p text:style-name="P66"><text:span text:style-name="T47">That contrast encourages</text:span><text:span text:style-name="T46"> a deeper look at “re-illume.” </text:span><text:span text:style-name="T47">So in my next slide I</text:span><text:span text:style-name="T46"> use text mining to put “re-illume” into broader context.</text:span></text:p>
      <text:h text:style-name="Heading_20_1" text:outline-level="1" text:is-list-header="true">Slide 16 <text:span text:style-name="T47">(Google N Gram)</text:span></text:h>
      <text:p text:style-name="Text_20_body">So here we see a visualization created by Google n-gram tool, which analyzes all of Google Books to show when a selected term was used. In this case, the counts of all variations of “re-illume” (re-illumes, re-illumed, re-illuming, etc.<text:span text:style-name="T51">)</text:span> are aggregated into one line to show the waxing and waning of the concept as a whole.</text:p>
      <text:p text:style-name="P67">In 1906, <text:span text:style-name="T51">when Michael Field referenced </text:span>“reillume,” <text:span text:style-name="T51">the term</text:span> was a popular as it ever was. <text:span text:style-name="T51">So their use makes sense. </text:span>But <text:span text:style-name="T51">in 1909 and especially 1917 when Hardy uses “reillume,”the </text:span>term was<text:span text:style-name="T51"> steadily </text:span>declin<text:span text:style-name="T51">ing</text:span> in use, <text:span text:style-name="T51">and soon to fall off a cliff.</text:span></text:p>
      <text:p text:style-name="P68">Indeed, “reillume” is a word very much of the Victorian period; its use declines after 1900 and especially after WWI. </text:p>
      <text:p text:style-name="Text_20_body"><text:span text:style-name="T51">Thus, </text:span>Hardy’s use of “re-illume,” <text:span text:style-name="T51">particularly in his 1917 poem, has something</text:span> conservative or preservative <text:span text:style-name="T51">about it</text:span>: <text:span text:style-name="T51">he</text:span> w<text:span text:style-name="T51">as</text:span> using a term that was becoming <text:span text:style-name="T52">unfashionable:</text:span> <text:span text:style-name="T53">less and less</text:span> used and <text:span text:style-name="T52">perhaps even</text:span> considered <text:span text:style-name="T53">less and less</text:span> usable in poetry. <text:span text:style-name="T53">In using the term, he</text:span><text:span text:style-name="T52"> was in a sense re-illuming “reillume.” The</text:span><text:span text:style-name="T53">se connotations suggest a way the term may mean in a poem without necessarily being meaningful to the poem as a whole.</text:span></text:p>
      <text:h text:style-name="P15" text:outline-level="1"/>
      <text:h text:style-name="P18" text:outline-level="1">Slide 17 <text:span text:style-name="T56">(KWIC)</text:span></text:h>
      <text:p text:style-name="P69">So that <text:span text:style-name="T54">wa</text:span>s which “re-” prefixed words these four poet’s use. </text:p>
      <text:p text:style-name="P69"><text:span text:style-name="T55">Now I’ll identify which words tend to appear immediately after words that start with the “re-” prefix. I’m doing so to return these “re-” words to their poetic context. That’s because, as you know, </text:span>looking at words in isolation, removed from their sentences and surrounding words, often leads to misreadings. Indeed, the linguist J. R. Firth stated that a word is known by the company it keeps. </text:p>
      <text:p text:style-name="P70">So <text:span text:style-name="T56">let’s examine which words tend to accompany “re-” words.</text:span></text:p>
      <text:h text:style-name="P15" text:outline-level="1"/>
      <text:h text:style-name="P18" text:outline-level="1">Slide 18 <text:span text:style-name="T56">(Bigrams)</text:span></text:h>
      <text:p text:style-name="P71"><text:span text:style-name="T56">T</text:span>o do this, <text:span text:style-name="T56">I’m going to examine what are called</text:span> “Bigrams.” Bigrams are two consecutive words. So in the sentence, “She used the olive oil,” the bigrams are, "She used", "used the" "the olive," and <text:s/>"olive oil", each of which has a frequency of one. <text:span text:style-name="T56">Bigram frequency analyses are often used to identify common phrases or compound words, such as “olive oil” or “machine learning,” that would be hidden by single word frequency analyses. But bigram analyses can also capture words and concepts that frequently co-coccur, which can help illuminate their meaning. </text:span></text:p>
      <text:p text:style-name="Text_20_body">My code <text:span text:style-name="T56">therefore</text:span> draw<text:span text:style-name="T56">s</text:span> out each “re” word and the word that immediately follows it. But because the words that follow it are most often meaningless function words, like “to” and “of”, known as “stopwords,” I’ve removed those <text:span text:style-name="T56">stop</text:span>words to better reveal significant concepts.</text:p>
      <text:h text:style-name="P15" text:outline-level="1"/>
      <text:h text:style-name="P18" text:outline-level="1">Slide 19 <text:span text:style-name="T57">(Bigrams: Results) </text:span><text:span text:style-name="T58">(pen)</text:span></text:h>
      <text:p text:style-name="P72">So here are the results:</text:p>
      <text:list xml:id="list968909065" text:style-name="L13">
        <text:list-item>
          <text:p text:style-name="P45">Swinburne’<text:span text:style-name="T57">s</text:span> “re-” <text:span text:style-name="T57">words are followed by such words as "life", "dead" (2x), "dust", "mortal," etc. This suggests that he uses the “re-” </text:span>prefix often in the context of life and death, mortality, etc. <text:span text:style-name="T57">In other words, Swinburne links references to repetition to references to endings, creating a recurring contrast. </text:span></text:p>
          <text:list>
            <text:list-item>
              <text:p text:style-name="P45">He also juxtaposes “re-risen” with “prison” to create a rhyme.</text:p>
            </text:list-item>
          </text:list>
        </text:list-item>
        <text:list-item>
          <text:p text:style-name="P44">Hardy similarly associates the “re-” prefix with time, eternity / mortality, etc.</text:p>
          <text:list>
            <text:list-item>
              <text:p text:style-name="P44">"time" (2x), "semipiternal" (everlasting), "killing", "death", "lives" "new", "olden"</text:p>
            </text:list-item>
          </text:list>
        </text:list-item>
        <text:list-item>
          <text:p text:style-name="P44">Michael Field, on the other hand, uses “re-” <text:span text:style-name="T57">occasionally </text:span>with opposites: <text:span text:style-name="T57">T</text:span>hey juxtapose "re-appear" with "fade" and "re-light" with "tarnished"</text:p>
        </text:list-item>
      </text:list>
      <text:h text:style-name="P15" text:outline-level="1"/>
      <text:h text:style-name="P18" text:outline-level="1">Slide 20 <text:span text:style-name="T59">(“Re-” and “Re” in Hardy)</text:span></text:h>
      <text:p text:style-name="Text_20_body">We can also look at context <text:span text:style-name="T59">of “re-”prefixed words </text:span>beyond the word<text:span text:style-name="T59">s that immediately accompany them</text:span>. For instance, as I was looking at Hardy’s “re-” prefixed words, I noticed that his “re-” prefixed words often occur near words that start with “re” <text:span text:style-name="T59">without the hyphen but that have </text:span>the same etymological root, such as “return.” I therefore decided to test whether this is a trend—whether "re-" prefixed words and "re" (unhyphenated) words co-occur in Hardy's poetry.</text:p>
      <text:p text:style-name="P73">Thus, I had Python return only those sentences in Hardy’s poetry that contain both a word that starts with a “re-” prefix and a word that starts with “re” without a hyphen <text:span text:style-name="T59">to see whether a high percentage of sentences that contain "re-" prefixed words also contain "re" (unhyphenated) words in close proximity</text:span>.</text:p>
      <text:p text:style-name="P63">And to better highlight these words and their proximity to one another, I had Python surround them with asterisks. </text:p>
      <text:h text:style-name="P23" text:outline-level="1" text:is-list-header="true"/>
      <text:h text:style-name="P24" text:outline-level="1">Slide 22 <text:span text:style-name="T59">(“Re-” and “Re” in Hardy: Results)</text:span></text:h>
      <text:p text:style-name="P73">It turns out that <text:span text:style-name="T59">"re-" prefixed words and “re” words do co-occur in Hardy’s poetry</text:span>: </text:p>
      <text:list xml:id="list2356128461" text:style-name="L14">
        <text:list-item>
          <text:p text:style-name="P46">In the first <text:span text:style-name="T59">sentence</text:span>, “re-expression” is followed closely by “repartee”</text:p>
        </text:list-item>
        <text:list-item>
          <text:p text:style-name="P46">In the next example, “revive” immediately precedes “re-illume”</text:p>
        </text:list-item>
        <text:list-item>
          <text:p text:style-name="P46">In the third, “re-enactment” is proximate to “review” and “re-greeting” is rhymed with “repeating”</text:p>
        </text:list-item>
        <text:list-item>
          <text:p text:style-name="P46">And so on.</text:p>
        </text:list-item>
      </text:list>
      <text:h text:style-name="P17" text:outline-level="1"/>
      <text:h text:style-name="P24" text:outline-level="1">Slide 23 <text:span text:style-name="T59">(“Re-” and “Re” in Hardy: Results </text:span><text:span text:style-name="T60">Interpretation</text:span><text:span text:style-name="T59">)</text:span></text:h>
      <text:p text:style-name="Text_20_body">Indeed, 30% (6 / 20) of sentences containing "re-" prefixed words in Hardy's poetry also contain "re" (unhyphenated) words in close proximity. And their uses of “re”--whether hyphenated or not-- derive from the same etymological root (hyphenated "re-" prefix)</text:p>
      <text:p text:style-name="Text_20_body">In other words, “re” repeats in Hardy’s poetry: Hardy often juxtaposes “re-” words with “re” words </text:p>
      <text:p text:style-name="Text_20_body">This pattern offers insight into an easily overlooked microelement of Hardy’s style: Hardy’s juxtapositions of “re(-)”:</text:p>
      <text:p text:style-name="P74">Why does Hardy do this? </text:p>
      <text:list xml:id="list4100078047" text:style-name="L18">
        <text:list-item>
          <text:p text:style-name="P75"><text:span text:style-name="T60">The alliterative repe</text:span><text:span text:style-name="T59">ti</text:span><text:span text:style-name="T60">tion of</text:span><text:span text:style-name="T59"> “re-” and “re” </text:span>create<text:span text:style-name="T59">s</text:span> a visual and audial rhyme.</text:p>
        </text:list-item>
        <text:list-item>
          <text:p text:style-name="P75">They also create an echo in content: as “re(-)”, which denotes return, itself returns <text:span text:style-name="T59">in a slightly </text:span><text:span text:style-name="T60">different form.</text:span></text:p>
        </text:list-item>
      </text:list>
      <text:h text:style-name="P15" text:outline-level="1"/>
      <text:h text:style-name="P18" text:outline-level="1">Slide 24 <text:span text:style-name="T63">(When “Re-”?)</text:span></text:h>
      <text:p text:style-name="P76">So, that examined “Re-”prefixed words in context and which “re-” prefixed words are frequent. Now, let’s examine when “re-” prefixed words became frequent / <text:span text:style-name="T61">infrequent </text:span>by tracing the frequency of their use across <text:span text:style-name="T61">each poet’s</text:span> career. <text:span text:style-name="T61">I’ll then discuss </text:span>why “re-” prefixed words waxed or waned when they did. </text:p>
      <text:h text:style-name="P15" text:outline-level="1"/>
      <text:h text:style-name="P25" text:outline-level="1">Slide 25 <text:span text:style-name="T63">(When “Re-”? Code)</text:span></text:h>
      <text:p text:style-name="Text_20_body">To do so, we’ll use a text mining method known as “time series,” or, more specifically, “term frequency over time.” This is the same type of analysis and visualization that we saw in Google’s ngram viewer. </text:p>
      <text:p text:style-name="Text_20_body">The code has Python count what percent of each book of poetry by each poet is composed of"re-" words. Then, it plots those counts in a line graph, where the X axis is the publication year of the poet’s book of poetry, and the Y axis is the percentage. It also labels key points on the graph with the name of the book. </text:p>
      <text:p text:style-name="Text_20_body">This will show us the waxing and waning of “re-” words in each poet’s corpus across their careers.</text:p>
      <text:h text:style-name="P26" text:outline-level="1" text:is-list-header="true"/>
      <text:h text:style-name="P25" text:outline-level="1">Slide 26 <text:span text:style-name="T63">(When “Re-”? Visualization)</text:span></text:h>
      <text:p text:style-name="P77">[Explain visualization: admit that it is a little confusing]</text:p>
      <text:p text:style-name="Text_20_body">What we can see the<text:span text:style-name="T62">n</text:span> is that:</text:p>
      <text:list xml:id="list930552718" text:style-name="L19">
        <text:list-item>
          <text:p text:style-name="P78">In the case of Swinburne, “re-”prefixed words interested him in the middle of his career, particularly in <text:span text:style-name="T1">A Century of Roundels</text:span> (1883). </text:p>
        </text:list-item>
        <text:list-item>
          <text:p text:style-name="P78">n the case of Michael Field, “re-”prefixed words were of very strong interest in <text:span text:style-name="T1">Whym Chow: Flame of Love </text:span><text:span text:style-name="T50">(1914)</text:span><text:span text:style-name="T48">.</text:span></text:p>
        </text:list-item>
      </text:list>
      <text:h text:style-name="P15" text:outline-level="1"/>
      <text:h text:style-name="P18" text:outline-level="1">Slide 27</text:h>
      <text:p text:style-name="Text_20_body">How can we explain this? </text:p>
      <text:p text:style-name="Text_20_body">Well, with Swinburne: the “re-” prefix probably appeared in <text:span text:style-name="T1">A Century of Roundels</text:span> because <text:span text:style-name="T63">the </text:span>“re-” <text:span text:style-name="T63">prefix</text:span> signifies repetition and the roundel form is circular and repetitive: content and form echo each other <text:span text:style-name="T63">and go hand in hand.</text:span></text:p>
      <text:p text:style-name="Text_20_body">And with Field, “re-” indicates again-ness and return, and thus is apt for an elegy (in this case, for their dog), where returning to the past and returning from the dead would be expected tropes. </text:p>
      <text:p text:style-name="Text_20_body">So it make sense that re- would be frequent in these two books, given their form and genre.</text:p>
      <text:h text:style-name="P15" text:outline-level="1"/>
      <text:h text:style-name="P18" text:outline-level="1">Slide 28 <text:span text:style-name="T64">(Sentiment Analysis)</text:span></text:h>
      <text:p text:style-name="Text_20_body">So that time series showed when “re-” prefixed words became frequent or disused in each poet’s career.</text:p>
      <text:p text:style-name="Text_20_body">Now, and lastly, let’s examine the feelings associated with “re-” prefixed words, specifically whether those words are more often used negatively or positively and whether they more often appear in contexts that are negative or positive. This can tell us about the connotations <text:span text:style-name="T63">of</text:span> “re-”prefixed words and to the concept <text:span text:style-name="T63">of</text:span> repetition.</text:p>
      <text:p text:style-name="Text_20_body">To do so, we’re going to use a text mining method known as “sentiment analysis.”</text:p>
      <text:p text:style-name="Text_20_body">Sentiment analyses determine the emotional tone of a piece of text, such as a book of poetry, a poem, or in this case, sentences of poetry containing “re-” prefixed words. The technique does so by classifying the sentiment of the piece of text as negative, neutral, or positive.</text:p>
      <text:p text:style-name="Text_20_body">The sentiment analyzer that I use here, <text:span text:style-name="T64">called VADER,</text:span> classifies the sentiment of “re-” sentences by means of a lexicon. <text:span text:style-name="T64">This</text:span> lexicon contains thousands of words and phrases that have been labeled with polarity scores indicating whether the word is positive, negative, or neutral.</text:p>
      <text:p text:style-name="Text_20_body">The analyzer <text:span text:style-name="T64">also </text:span>account<text:span text:style-name="T64">s</text:span> for intensifiers and valence shifting: how a word’s sentiment can change when that word is combined with another. For example, it can identify that “extremely good” has a very positive sentiment, while “not good” has a negative sentiment. This analyzer also identifies when punctuation affects the sentiment, such as when exclamation points intensify <text:span text:style-name="T64">a</text:span> mood.</text:p>
      <text:p text:style-name="Text_20_body">This sentiment analyzer does have limitations, as it is not great at detecting sarcasm, such as when one says that they’re having a great day but mean just the opposite. And like all tools, it’s not 100% accurate.</text:p>
      <text:p text:style-name="P79">After aggregat<text:span text:style-name="T64">ing</text:span> the scores of each word in a sentence <text:span text:style-name="T64">containing a “re-” word </text:span>to create a score for that sentence, the analyzer then aggregates the scores of each “re-” sentence to give a general sense of whether “re-” words <text:span text:style-name="T64">most often appear in sentences that are</text:span> positive, neutral, or negative. </text:p>
      <text:p text:style-name="P79">I’ve also calculated the sentiment scores of each poet’s corpus to serve as a norm against which to compare / contrast sentiment scores of sentences with "re-" words. This can perhaps tell us whether the sentiments of “re-” sentences contribute to the poet’s general tone or diverge from it, i.e. whether the sentence is typical in tone <text:span text:style-name="T64">or</text:span> whether “re-” words <text:span text:style-name="T64">skew tone away from the norm</text:span>.</text:p>
      <text:h text:style-name="P15" text:outline-level="1"/>
      <text:h text:style-name="P18" text:outline-level="1">Slide 30</text:h>
      <text:p text:style-name="Text_20_body">[Point out: each poet’s “re-” sentence sentiment<text:span text:style-name="T64">]</text:span></text:p>
      <text:list xml:id="list4153363933" text:style-name="L15">
        <text:list-item>
          <text:p text:style-name="P47">Swinburne: negative</text:p>
        </text:list-item>
        <text:list-item>
          <text:p text:style-name="P47">Hardy: negative</text:p>
        </text:list-item>
        <text:list-item>
          <text:p text:style-name="P47">Field: positive</text:p>
        </text:list-item>
        <text:list-item>
          <text:p text:style-name="P47">Rossetti: negative </text:p>
        </text:list-item>
      </text:list>
      <text:h text:style-name="P15" text:outline-level="1"/>
      <text:h text:style-name="P18" text:outline-level="1">Slide 31</text:h>
      <text:p text:style-name="Text_20_body">[point out each poet’s overall sentiment]</text:p>
      <text:h text:style-name="P15" text:outline-level="1"/>
      <text:h text:style-name="P18" text:outline-level="1">Slide 32</text:h>
      <text:p text:style-name="Text_20_body">What is revealed is rendered in this table:</text:p>
      <text:list xml:id="list935853263" text:style-name="L16">
        <text:list-item>
          <text:p text:style-name="P27">Field <text:span text:style-name="T64">is c</text:span>onsistently <text:span text:style-name="T64">p</text:span>ositive: <text:span text:style-name="T64">The tone of their sentences containing “re-” words are in line with their verse as a whole</text:span></text:p>
        </text:list-item>
        <text:list-item>
          <text:p text:style-name="P27">Hardy, <text:span text:style-name="T64">on the other hand, is</text:span> <text:span text:style-name="T64">c</text:span>onsistently Negative</text:p>
        </text:list-item>
        <text:list-item>
          <text:p text:style-name="P28"><text:span text:style-name="T64">With </text:span>Swinburne, <text:span text:style-name="T64">however, </text:span><text:span text:style-name="T65">his </text:span><text:span text:style-name="T64">“</text:span><text:span text:style-name="T65">re-” words </text:span><text:span text:style-name="T64">tend to appear in negative contexts and / or have negative connotations. </text:span><text:span text:style-name="T65">And </text:span><text:span text:style-name="T64">his</text:span> sentences <text:span text:style-name="T64">containing “re-” words </text:span>diverge from <text:span text:style-name="T65">the more positive tone of his poetry as a whole. </text:span>Since Swinburne uses “re-” as part of “re-risen”, <text:span text:style-name="T65">this may</text:span> mean that resurrection / life after death has negative connotations for Swinburne.</text:p>
        </text:list-item>
      </text:list>
      <text:h text:style-name="P21" text:outline-level="1"><text:s/></text:h>
      <text:h text:style-name="P22" text:outline-level="1">Slide 33</text:h>
      <text:p text:style-name="P80">So that is a handful of ways of digitally looking at “re-”</text:p>
      <text:p text:style-name="P81">My hope is that they show how digitally tracing trends in certain words can be valuable in illuminating aspects of poetic style that would otherwise go unnoticed and how small features of a text can be meaningfu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entonSansBold" svg:font-family="BentonSansBold, Helvetica, Arial, sans-serif"/>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8T16:40:13.117326925</meta:creation-date>
    <dc:date>2023-11-05T17:07:07.025860120</dc:date>
    <meta:editing-duration>P1DT15H29M59S</meta:editing-duration>
    <meta:editing-cycles>57</meta:editing-cycles>
    <meta:generator>LibreOffice/7.3.7.2$Linux_X86_64 LibreOffice_project/30$Build-2</meta:generator>
    <meta:document-statistic meta:table-count="0" meta:image-count="0" meta:object-count="0" meta:page-count="30" meta:paragraph-count="195" meta:word-count="4148" meta:character-count="24480" meta:non-whitespace-character-count="20551"/>
  </office:meta>
</office:document-meta>
</file>